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/>
    </style:style>
    <style:style style:name="gr3" style:family="graphic" style:parent-style-name="objectwithoutfill">
      <style:graphic-properties draw:marker-end="Arrow" draw:marker-end-width="0.3cm" draw:fill="none"/>
    </style:style>
    <style:style style:name="P1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2.758cm" svg:height="1.724cm" svg:x="9.267cm" svg:y="7.68cm">
          <text:p text:style-name="P1"><text:span text:style-name="T1">WAIT_STAR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3.793cm" svg:height="1.609cm" svg:x="12.83cm" svg:y="10.439cm">
          <text:p text:style-name="P1"><text:span text:style-name="T1">INIT_SYNC_STAR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3.908cm" svg:height="1.265cm" svg:x="12.945cm" svg:y="13.657cm">
          <text:p text:style-name="P1"><text:span text:style-name="T1">WAIT_SYNC_STAR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2.414cm" svg:height="1.494cm" svg:x="9.267cm" svg:y="16.301cm">
          <text:p text:style-name="P1"><text:span text:style-name="T1">INIT_SYN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2.643cm" svg:height="1.494cm" svg:x="3.865cm" svg:y="14.692cm">
          <text:p text:style-name="P1"><text:span text:style-name="T1">WAIT_SYN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2.644cm" svg:height="1.494cm" svg:x="6.968cm" svg:y="18.6cm">
          <text:p text:style-name="P1"><text:span text:style-name="T1">FETCH_BI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8" draw:id="id8" draw:layer="layout" svg:width="2.184cm" svg:height="1.264cm" svg:x="6.278cm" svg:y="10.784cm">
          <text:p text:style-name="P1"><text:span text:style-name="T1">ERR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2.184cm" svg:height="1.264cm" svg:x="3.405cm" svg:y="10.439cm">
          <text:p text:style-name="P1"><text:span text:style-name="T1">SUCCES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curve" svg:x1="12.025cm" svg:y1="8.542cm" svg:x2="14.726cm" svg:y2="10.439cm" draw:start-shape="id1" draw:start-glue-point="10" draw:end-shape="id2" draw:end-glue-point="4" svg:d="M12025 8542c1801 0 2701 632 2701 1897" svg:viewBox="0 0 2702 1898">
          <text:p text:style-name="P2"><text:span text:style-name="T2"><text:s text:c="28"/></text:span><text:span text:style-name="T2">rx_synced = 0</text:span></text:p>
        </draw:connector>
        <draw:connector draw:style-name="gr3" draw:text-style-name="P3" draw:layer="layout" draw:type="curve" svg:x1="14.726cm" svg:y1="12.048cm" svg:x2="14.899cm" svg:y2="13.657cm" draw:start-shape="id2" draw:start-glue-point="8" draw:end-shape="id3" draw:end-glue-point="4" svg:d="M14726 12048c0 1206 173 402 173 1609" svg:viewBox="0 0 174 1610">
          <text:p/>
        </draw:connector>
        <draw:connector draw:style-name="gr2" draw:text-style-name="P3" draw:layer="layout" draw:type="curve" svg:x1="14.899cm" svg:y1="14.922cm" svg:x2="11.681cm" svg:y2="17.048cm" draw:start-shape="id3" draw:start-glue-point="8" draw:end-shape="id4" draw:end-glue-point="10" svg:d="M14899 14922c0 1418-1072 2126-3218 2126" svg:viewBox="0 0 3219 2127">
          <text:p><text:span text:style-name="T3">sync_cnt = 0 &amp;</text:span></text:p>
          <text:p><text:span text:style-name="T3"><text:s/></text:span><text:span text:style-name="T3">rx_synced = 0</text:span></text:p>
        </draw:connector>
        <draw:connector draw:style-name="gr3" draw:text-style-name="P3" draw:layer="layout" draw:type="curve" svg:x1="9.267cm" svg:y1="17.048cm" svg:x2="6.508cm" svg:y2="15.439cm" draw:start-shape="id4" draw:start-glue-point="6" draw:end-shape="id5" draw:end-glue-point="10" svg:d="M9267 17048c-2068 0-689-1609-2759-1609" svg:viewBox="0 0 2760 1610">
          <text:p/>
        </draw:connector>
        <draw:connector draw:style-name="gr2" draw:text-style-name="P2" draw:layer="layout" draw:type="curve" svg:x1="5.187cm" svg:y1="16.186cm" svg:x2="6.968cm" svg:y2="19.347cm" draw:start-shape="id5" draw:start-glue-point="8" draw:end-shape="id6" draw:end-glue-point="6" svg:d="M5187 16186c0 2108 593 3161 1781 3161" svg:viewBox="0 0 1782 3162">
          <text:p text:style-name="P3"><text:span text:style-name="T2"><text:s/></text:span><text:span text:style-name="T2">sync_cnt = 8 &amp;</text:span></text:p>
          <text:p text:style-name="P3"><text:span text:style-name="T2"><text:s/></text:span><text:span text:style-name="T2">bit_cnt &lt; 8</text:span></text:p>
        </draw:connector>
        <draw:connector draw:style-name="gr3" draw:text-style-name="P3" draw:layer="layout" draw:type="curve" svg:x1="9.612cm" svg:y1="19.347cm" svg:x2="10.474cm" svg:y2="17.795cm" draw:start-shape="id6" draw:start-glue-point="10" draw:end-shape="id4" draw:end-glue-point="8" svg:d="M9612 19347c575 0 862-517 862-1552" svg:viewBox="0 0 863 1553">
          <text:p/>
        </draw:connector>
        <draw:connector draw:style-name="gr2" draw:text-style-name="P3" draw:layer="layout" draw:type="curve" svg:x1="4.252cm" svg:y1="14.91cm" svg:x2="4.497cm" svg:y2="11.703cm" draw:start-shape="id5" draw:start-glue-point="5" draw:end-shape="id7" draw:end-glue-point="8" svg:d="M4252 14910c0-2568 245-965 245-3207" svg:viewBox="0 0 246 3208">
          <text:p text:style-name="P3"><text:span text:style-name="T2">sync_cnt = 0 &amp;</text:span></text:p>
          <text:p text:style-name="P3"><text:span text:style-name="T2"><text:s/></text:span><text:span text:style-name="T2">bit_cnt = 8 &amp;</text:span></text:p>
          <text:p text:style-name="P3"><text:span text:style-name="T2"><text:s text:c="2"/></text:span><text:span text:style-name="T2">rx_synced = 1</text:span></text:p>
        </draw:connector>
        <draw:connector draw:style-name="gr2" draw:text-style-name="P2" draw:layer="layout" draw:type="curve" svg:x1="6.121cm" svg:y1="14.91cm" svg:x2="7.37cm" svg:y2="12.048cm" draw:start-shape="id5" draw:start-glue-point="11" draw:end-shape="id8" draw:end-glue-point="8" svg:d="M6121 14910c0-2308 1249-878 1249-2862" svg:viewBox="0 0 1250 2863">
          <text:p text:style-name="P3"><text:span text:style-name="T2">sync_cnt = 0 &amp;</text:span></text:p>
          <text:p text:style-name="P3"><text:span text:style-name="T2">bit_cnt = 8 &amp;</text:span></text:p>
          <text:p text:style-name="P3"><text:span text:style-name="T2"><text:s/></text:span><text:span text:style-name="T2">rx_synced = 0</text:span></text:p>
        </draw:connector>
        <draw:connector draw:style-name="gr3" draw:text-style-name="P3" draw:layer="layout" draw:type="curve" svg:x1="4.497cm" svg:y1="10.439cm" svg:x2="9.267cm" svg:y2="8.542cm" draw:start-shape="id7" draw:start-glue-point="4" draw:end-shape="id1" draw:end-glue-point="6" svg:d="M4497 10439c0-1265 1590-1897 4770-1897" svg:viewBox="0 0 4771 1898">
          <text:p/>
        </draw:connector>
        <draw:connector draw:style-name="gr3" draw:text-style-name="P3" draw:layer="layout" draw:type="curve" svg:x1="7.37cm" svg:y1="10.784cm" svg:x2="9.267cm" svg:y2="8.542cm" draw:start-shape="id8" draw:start-glue-point="4" draw:end-shape="id1" draw:end-glue-point="6" svg:d="M7370 10784c0-1495 632-2242 1897-2242" svg:viewBox="0 0 1898 2243">
          <text:p/>
        </draw:connector>
        <draw:connector draw:style-name="gr2" draw:text-style-name="P2" draw:layer="layout" draw:type="curve" svg:x1="16.281cm" svg:y1="13.842cm" svg:x2="16.853cm" svg:y2="14.29cm" draw:start-shape="id3" draw:start-glue-point="11" draw:end-shape="id3" draw:end-glue-point="10" svg:d="M16281 13842c0-1030 538-858 869-489s456 937-297 937" svg:viewBox="0 0 1131 1225">
          <text:p text:style-name="P3"><text:span text:style-name="T2"><text:s text:c="38"/></text:span><text:span text:style-name="T2">sync_cnt != 0</text:span></text:p>
        </draw:connector>
        <draw:connector draw:style-name="gr2" draw:text-style-name="P2" draw:layer="layout" draw:type="curve" svg:x1="9.671cm" svg:y1="7.932cm" svg:x2="10.646cm" svg:y2="7.68cm" draw:start-shape="id1" draw:start-glue-point="5" draw:end-shape="id1" draw:end-glue-point="4" svg:d="M9671 7932c0-1129 975-1003 975-252" svg:viewBox="0 0 976 833">
          <text:p text:style-name="P3"><text:span text:style-name="T2"/></text:p>
        </draw:connector>
        <draw:connector draw:style-name="gr3" draw:text-style-name="P3" draw:layer="layout" draw:type="curve" svg:x1="4.252cm" svg:y1="15.968cm" svg:x2="3.865cm" svg:y2="15.439cm" draw:start-shape="id5" draw:start-glue-point="7" draw:end-shape="id5" draw:end-glue-point="6" svg:d="M4252 15968c0 1080-445 900-730 498s-410-1027 343-1027" svg:viewBox="0 0 953 1341">
          <text:p/>
        </draw:connector>
        <draw:connector draw:style-name="gr2" draw:text-style-name="P2" draw:layer="layout" draw:type="curve" svg:x1="12.945cm" svg:y1="14.29cm" svg:x2="10.646cm" svg:y2="9.404cm" draw:start-shape="id3" draw:start-glue-point="6" draw:end-shape="id1" draw:end-glue-point="8" svg:d="M12945 14290c-1533 0-2299-1628-2299-4886" svg:viewBox="0 0 2300 4887">
          <text:p text:style-name="P2"><text:span text:style-name="T2">sync_cnt = 0 &amp;</text:span></text:p>
          <text:p text:style-name="P2"><text:span text:style-name="T2">rx_synced = 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14:57:08.649634280</meta:creation-date>
    <dc:date>2017-04-05T16:19:00.939378257</dc:date>
    <meta:editing-duration>PT51M20S</meta:editing-duration>
    <meta:editing-cycles>2</meta:editing-cycles>
    <meta:generator>LibreOffice/4.2.8.2$Linux_X86_64 LibreOffice_project/420m0$Build-2</meta:generator>
    <meta:document-statistic meta:object-count="22"/>
  </office:meta>
</office:document-meta>
</file>